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caa0f"/>
    </style:style>
    <style:style style:name="T1" style:family="text">
      <style:text-properties officeooo:rsid="000caa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deen für die Implementierung die bei den Gruppentreffen besprochen wurden, und bei denen alle einig sind.</text:span></text:p>
      <text:p text:style-name="P1"><text:span text:style-name="T1"/></text:p>
      <text:p text:style-name="P1"><text:span text:style-name="T1">Paradoxe Wahlausgänge:</text:span></text:p>
      <text:p text:style-name="P1"><text:span text:style-name="T1">Es werden zwei Tabs erstellt. Eins mit dem alten Wahlgesetz und eins mit dem neuen Wahlgesetz. Automatisch wird das Vergleichsfenster geöffnet, in der man ganz genau sieht, wo beispielsweise das Negative Stimmgewicht exist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0.1.2$Windows_x86 LibreOffice_project/84102822e3d61eb989ddd325abf1ac077904985</meta:generator>
    <dc:date>2013-12-07T21:55:30.66</dc:date>
    <meta:document-statistic meta:table-count="0" meta:image-count="0" meta:object-count="0" meta:page-count="1" meta:paragraph-count="3" meta:word-count="51" meta:character-count="355" meta:non-whitespace-character-count="307"/>
    <meta:user-defined meta:name="Info 1"/>
    <meta:user-defined meta:name="Info 2"/>
    <meta:user-defined meta:name="Info 3"/>
    <meta:user-defined meta:name="Info 4"/>
  </office:meta>
</office:document-meta>
</file>